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lude</text:p>
      <text:p text:style-name="P2">After returning to Omitkiv station all characters are on their own for about a week. During this time they can do whatever they want. </text:p>
      <text:p text:style-name="P2"/>
      <text:p text:style-name="P1">The Destruction of Omitkiv</text:p>
      <text:p text:style-name="P2"/>
      <text:p text:style-name="P2"/>
      <text:p text:style-name="P2"/>
      <text:p text:style-name="P1">Flight from Omitkiv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donkyhotay</meta:initial-creator>
    <meta:creation-date>2007-06-05T21:37:53</meta:creation-date>
    <dc:language>en-US</dc:language>
    <meta:editing-cycles>5</meta:editing-cycles>
    <dc:date>2008-11-12T09:09:15</dc:date>
    <meta:editing-duration>PT00H07M57S</meta:editing-duration>
    <meta:document-statistic meta:table-count="0" meta:image-count="0" meta:object-count="0" meta:page-count="1" meta:paragraph-count="4" meta:word-count="32" meta:character-count="188"/>
    <meta:user-defined meta:name="Info 1"/>
    <meta:user-defined meta:name="Info 2"/>
    <meta:user-defined meta:name="Info 3"/>
    <meta:user-defined meta:name="Info 4"/>
  </office:meta>
</office:document-meta>
</file>